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000000011907EA1F66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8pt" style:font-size-asian="8pt" style:font-size-complex="8pt"/>
    </style:style>
    <style:style style:name="P3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29cm" svg:height="4.571cm" svg:x="0.275cm" svg:y="0.244cm">
          <draw:image xlink:href="Pictures/20000002000002000000011907EA1F66.eps" xlink:type="simple" xlink:show="embed" xlink:actuate="onLoad">
            <text:p/>
          </draw:image>
        </draw:frame>
        <draw:frame draw:style-name="gr2" draw:layer="layout" svg:width="0.502cm" svg:height="0.469cm" svg:x="1.025cm" svg:y="0.3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6.065cm" svg:height="1.586cm" svg:x="1.596cm" svg:y="3.044cm">
          <draw:text-box>
            <text:p text:style-name="P2"><text:span text:style-name="T1">عددی الیکٹرانکس میں عموما اگر کوئی متغیرہ موجود ہو</text:span></text:p>
            <text:p text:style-name="P2"><text:span text:style-name="T1">تو اس کا نفی بھی موجود ہوتا ہے۔اسی وجہ سے عددی</text:span></text:p>
            <text:p text:style-name="P2"><text:span text:style-name="T1">دور بناتے وقت <text:s text:c="5"/>کے لئے نفی گیٹ استعمال نہیں کیا گیا</text:span></text:p>
          </draw:text-box>
        </draw:frame>
        <draw:frame draw:style-name="gr2" draw:layer="layout" svg:width="0.405cm" svg:height="0.308cm" svg:x="5.49cm" svg:y="4.1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93cm" svg:height="0.469cm" svg:x="1.03cm" svg:y="0.80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93cm" svg:height="0.469cm" svg:x="1.03cm" svg:y="2.2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501cm" svg:height="0.469cm" svg:x="1.026cm" svg:y="1.7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1.153cm" svg:height="0.469cm" svg:x="2.963cm" svg:y="0.33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1.152cm" svg:height="0.469cm" svg:x="2.976cm" svg:y="1.74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3.014cm" svg:height="0.419cm" svg:x="5.596cm" svg:y="1.025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4:20:06</dc:date>
    <dc:creator>kkk </dc:creator>
    <meta:editing-duration>PT17H39M43S</meta:editing-duration>
    <meta:editing-cycles>77</meta:editing-cycles>
    <meta:generator>LibreOffice/3.3$Linux LibreOffice_project/330m19$Build-401</meta:generator>
    <meta:document-statistic meta:object-count="10"/>
  </office:meta>
</office:document-meta>
</file>

<file path=Object 1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2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3/content.xml><?xml version="1.0" encoding="utf-8"?>
<math xmlns="http://www.w3.org/1998/Math/MathML">
  <semantics>
    <mi>B</mi>
    <annotation encoding="StarMath 5.0">B</annotation>
  </semantics>
</math>
</file>

<file path=Object 4/content.xml><?xml version="1.0" encoding="utf-8"?>
<math xmlns="http://www.w3.org/1998/Math/MathML">
  <semantics>
    <mi>B</mi>
    <annotation encoding="StarMath 5.0">B</annotation>
  </semantics>
</math>
</file>

<file path=Object 5/content.xml><?xml version="1.0" encoding="utf-8"?>
<math xmlns="http://www.w3.org/1998/Math/MathML">
  <semantics>
    <mi>A</mi>
    <annotation encoding="StarMath 5.0">A</annotation>
  </semantics>
</math>
</file>

<file path=Object 6/content.xml><?xml version="1.0" encoding="utf-8"?>
<math xmlns="http://www.w3.org/1998/Math/MathML">
  <semantics>
    <mrow>
      <mover accent="true">
        <mi>A</mi>
        <mo>¯</mo>
      </mover>
      <mo stretchy="false">+</mo>
      <mi>B</mi>
    </mrow>
    <annotation encoding="StarMath 5.0">overline{A} + B</annotation>
  </semantics>
</math>
</file>

<file path=Object 7/content.xml><?xml version="1.0" encoding="utf-8"?>
<math xmlns="http://www.w3.org/1998/Math/MathML">
  <semantics>
    <mrow>
      <mi>A</mi>
      <mo stretchy="false">+</mo>
      <mi>B</mi>
    </mrow>
    <annotation encoding="StarMath 5.0">A + B</annotation>
  </semantics>
</math>
</file>

<file path=Object 8/content.xml><?xml version="1.0" encoding="utf-8"?>
<math xmlns="http://www.w3.org/1998/Math/MathML">
  <semantics>
    <mrow>
      <mi>C</mi>
      <mo stretchy="false">=</mo>
      <mrow>
        <mrow>
          <mo stretchy="false">(</mo>
          <mrow>
            <mover accent="true">
              <mi>A</mi>
              <mo>¯</mo>
            </mover>
            <mo stretchy="false">+</mo>
            <mi>B</mi>
          </mrow>
          <mo stretchy="false">)</mo>
        </mrow>
        <mo stretchy="false">⋅</mo>
        <mrow>
          <mo stretchy="false">(</mo>
          <mrow>
            <mi>A</mi>
            <mo stretchy="false">+</mo>
            <mi>B</mi>
          </mrow>
          <mo stretchy="false">)</mo>
        </mrow>
      </mrow>
    </mrow>
    <annotation encoding="StarMath 5.0">C=(overline{A} + B ) cdot (A + B)</annotation>
  </semantics>
</math>
</file>